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4.5458in" fo:margin-left="-0.1167in" style:page-number="auto" table:align="left" style:writing-mode="lr-tb"/>
    </style:style>
    <style:style style:name="Table1.A" style:family="table-column">
      <style:table-column-properties style:column-width="2.5667in"/>
    </style:style>
    <style:style style:name="Table1.B" style:family="table-column">
      <style:table-column-properties style:column-width="1.979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2" style:family="table">
      <style:table-properties style:width="4.5458in" fo:margin-left="-0.1167in" table:align="left" style:writing-mode="lr-tb"/>
    </style:style>
    <style:style style:name="Table2.A" style:family="table-column">
      <style:table-column-properties style:column-width="2.5667in"/>
    </style:style>
    <style:style style:name="Table2.B" style:family="table-column">
      <style:table-column-properties style:column-width="1.9792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3" style:family="table">
      <style:table-properties style:width="4.5458in" fo:margin-left="-0.1167in" table:align="left" style:writing-mode="lr-tb"/>
    </style:style>
    <style:style style:name="Table3.A" style:family="table-column">
      <style:table-column-properties style:column-width="2.5667in"/>
    </style:style>
    <style:style style:name="Table3.B" style:family="table-column">
      <style:table-column-properties style:column-width="1.9792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3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3.A3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4" style:family="table">
      <style:table-properties style:width="4.5458in" fo:margin-left="-0.1167in" table:align="left" style:writing-mode="lr-tb"/>
    </style:style>
    <style:style style:name="Table4.A" style:family="table-column">
      <style:table-column-properties style:column-width="1.2833in"/>
    </style:style>
    <style:style style:name="Table4.C" style:family="table-column">
      <style:table-column-properties style:column-width="1.9792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-left="none" fo:border-right="none" fo:border-top="0.0694in solid #000000" fo:border-bottom="none" style:writing-mode="lr-tb"/>
    </style:style>
    <style:style style:name="Table4.C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4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.C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4.A8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4.B8" style:family="table-cell">
      <style:table-cell-properties style:vertical-align="top" fo:padding-left="0.075in" fo:padding-right="0.075in" fo:padding-top="0in" fo:padding-bottom="0in" fo:border-left="none" fo:border-right="none" fo:border-top="none" fo:border-bottom="0.0694in solid #000000" style:writing-mode="lr-tb"/>
    </style:style>
    <style:style style:name="Table4.C8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P1" style:family="paragraph" style:parent-style-name="Standard">
      <style:text-properties style:font-name="Tahoma" style:font-name-complex="Tahoma"/>
    </style:style>
    <style:style style:name="P2" style:family="paragraph" style:parent-style-name="Standard">
      <style:paragraph-properties style:snap-to-layout-grid="false"/>
      <style:text-properties style:font-name="Tahoma" style:font-name-complex="Tahoma"/>
    </style:style>
    <style:style style:name="P3" style:family="paragraph">
      <style:paragraph-properties fo:text-align="start"/>
    </style:style>
    <style:style style:name="T1" style:family="text">
      <style:text-properties style:font-name="Tahoma" style:font-name-complex="Tahoma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Check1"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Patient Number</text:p>
          </table:table-cell>
          <table:table-cell table:style-name="Table1.B1" office:value-type="string">
            <text:p text:style-name="P1"><text:bookmark-start text:name="Text3"/><text:text-input text:description="Text3">11</text:text-input><text:bookmark-end text:name="Text3"/></text:p>
          </table:table-cell>
        </table:table-row>
        <table:table-row table:style-name="Table1.1">
          <table:table-cell table:style-name="Table1.A2" office:value-type="string">
            <text:p text:style-name="P1">Patient Forename </text:p>
          </table:table-cell>
          <table:table-cell table:style-name="Table1.B2" office:value-type="string">
            <text:p text:style-name="P1"><text:bookmark-start text:name="Text1"/><text:text-input text:description="Text1">Vidyanandan</text:text-input><text:bookmark-end text:name="Text1"/></text:p>
          </table:table-cell>
        </table:table-row>
        <table:table-row table:style-name="Table1.1">
          <table:table-cell table:style-name="Table1.A2" office:value-type="string">
            <text:p text:style-name="P1">Patient Surname</text:p>
          </table:table-cell>
          <table:table-cell table:style-name="Table1.B2" office:value-type="string">
            <text:p text:style-name="P1"><text:bookmark-start text:name="Text2"/><text:text-input text:description="Text2">K</text:text-input><text:bookmark-end text:name="Text2"/></text:p>
          </table:table-cell>
        </table:table-row>
        <table:table-row table:style-name="Table1.1">
          <table:table-cell table:style-name="Table1.A2" office:value-type="string">
            <text:p text:style-name="P1">Date of Birth</text:p>
          </table:table-cell>
          <table:table-cell table:style-name="Table1.B2" office:value-type="string">
            <text:p text:style-name="P1"><text:bookmark-start text:name="Text4"/><text:text-input text:description="Text4">01/01/1942</text:text-input><text:bookmark-end text:name="Text4"/></text:p>
          </table:table-cell>
        </table:table-row>
        <table:table-row table:style-name="Table1.1">
          <table:table-cell table:style-name="Table1.A2" office:value-type="string">
            <text:p text:style-name="P1">Gender</text:p>
          </table:table-cell>
          <table:table-cell table:style-name="Table1.B2" office:value-type="string">
            <text:p text:style-name="P1"><text:bookmark-start text:name="Dropdown2"/><text:drop-down text:name="Dropdown2"><text:label text:value="female"/><text:label text:current-selected="true" text:value="male"/>male</text:drop-down><text:bookmark-end text:name="Dropdown2"/></text:p>
          </table:table-cell>
        </table:table-row>
        <table:table-row table:style-name="Table1.1">
          <table:table-cell table:style-name="Table1.A6" office:value-type="string">
            <text:p text:style-name="P1">Religion</text:p>
          </table:table-cell>
          <table:table-cell table:style-name="Table1.B6" office:value-type="string">
            <text:p text:style-name="P1"><text:bookmark-start text:name="Dropdown3"/><text:drop-down text:name="Dropdown3"><text:label text:current-selected="true" text:value="Hindu"/><text:label text:value="Muslim"/><text:label text:value="Christian"/>Hindu</text:drop-down><text:bookmark-end text:name="Dropdown3"/>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Address</text:p>
          </table:table-cell>
          <table:table-cell table:style-name="Table2.B1" office:value-type="string">
            <text:p text:style-name="P1"><text:bookmark-start text:name="Text5"/><text:text-input text:description="Text5">Kittanparambu</text:text-input><text:bookmark-end text:name="Text5"/></text:p>
          </table:table-cell>
        </table:table-row>
        <table:table-row table:style-name="Table2.1">
          <table:table-cell table:style-name="Table2.A2" office:value-type="string">
            <text:p text:style-name="P1">Place</text:p>
          </table:table-cell>
          <table:table-cell table:style-name="Table2.B2" office:value-type="string">
            <text:p text:style-name="P1"><text:bookmark-start text:name="Text6"/><text:text-input text:description="Text6">Thumboli</text:text-input><text:bookmark-end text:name="Text6"/></text:p>
          </table:table-cell>
        </table:table-row>
        <table:table-row table:style-name="Table2.1">
          <table:table-cell table:style-name="Table2.A3" office:value-type="string">
            <text:p text:style-name="P1">PIN</text:p>
          </table:table-cell>
          <table:table-cell table:style-name="Table2.B3" office:value-type="string">
            <text:p text:style-name="P1"><text:bookmark-start text:name="Text7"/><text:text-input text:description="Text7">     </text:text-input><text:bookmark-end text:name="Text7"/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Telephone number</text:p>
          </table:table-cell>
          <table:table-cell table:style-name="Table3.B1" office:value-type="string">
            <text:p text:style-name="P1"><text:bookmark-start text:name="Text8"/><text:text-input text:description="Text8">     </text:text-input><text:bookmark-end text:name="Text8"/></text:p>
          </table:table-cell>
        </table:table-row>
        <table:table-row table:style-name="Table3.1">
          <table:table-cell table:style-name="Table3.A2" office:value-type="string">
            <text:p text:style-name="P1">Mobile number</text:p>
          </table:table-cell>
          <table:table-cell table:style-name="Table3.B2" office:value-type="string">
            <text:p text:style-name="P1"><text:bookmark-start text:name="Text9"/><text:text-input text:description="Text9">     </text:text-input><text:bookmark-end text:name="Text9"/></text:p>
          </table:table-cell>
        </table:table-row>
        <table:table-row table:style-name="Table3.1">
          <table:table-cell table:style-name="Table3.A3" office:value-type="string">
            <text:p text:style-name="P1">Email address</text:p>
          </table:table-cell>
          <table:table-cell table:style-name="Table3.B3" office:value-type="string">
            <text:p text:style-name="P1"><text:bookmark-start text:name="Text12"/><text:text-input text:description="Text12">     </text:text-input><text:bookmark-end text:name="Text12"/></text:p>
          </table:table-cell>
        </table:table-row>
      </table:table>
      <text:p text:style-name="P1"/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table:number-rows-spanned="2" office:value-type="string">
            <text:p text:style-name="P1">Carer/Next of Kin </text:p>
          </table:table-cell>
          <table:table-cell table:style-name="Table4.B1" office:value-type="string">
            <text:p text:style-name="P1">Forename</text:p>
          </table:table-cell>
          <table:table-cell table:style-name="Table4.C1" office:value-type="string">
            <text:p text:style-name="P1"><text:bookmark-start text:name="Text10"/><text:text-input text:description="Text10">     </text:text-input><text:bookmark-end text:name="Text10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Surname</text:p>
          </table:table-cell>
          <table:table-cell table:style-name="Table4.C2" office:value-type="string">
            <text:p text:style-name="P1"><text:bookmark-start text:name="Text11"/><text:text-input text:description="Text11">     </text:text-input><text:bookmark-end text:name="Text11"/></text:p>
          </table:table-cell>
        </table:table-row>
        <table:table-row table:style-name="Table4.1">
          <table:table-cell table:style-name="Table4.A2" table:number-rows-spanned="6" office:value-type="string">
            <text:p text:style-name="Standard"><text:span text:style-name="T1">Contact details same as patient </text:span><text:bookmark-start text:name="Check1"/><text:span text:style-name="T1"><draw:control text:anchor-type="as-char" draw:z-index="0" draw:style-name="gr1" draw:text-style-name="P3" svg:width="0.126in" svg:height="0.126in" draw:control="control1"/></text:span><text:bookmark-end text:name="Check1"/></text:p>
          </table:table-cell>
          <table:table-cell table:style-name="Table4.B2" office:value-type="string">
            <text:p text:style-name="P1">Address</text:p>
          </table:table-cell>
          <table:table-cell table:style-name="Table4.C2" office:value-type="string">
            <text:p text:style-name="P1"><text:bookmark-start text:name="Text13"/><text:text-input text:description="Text13">     </text:text-input><text:bookmark-end text:name="Text13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Place</text:p>
          </table:table-cell>
          <table:table-cell table:style-name="Table4.C2" office:value-type="string">
            <text:p text:style-name="P1"><text:bookmark-start text:name="Text14"/><text:text-input text:description="Text14">     </text:text-input><text:bookmark-end text:name="Text14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PIN</text:p>
          </table:table-cell>
          <table:table-cell table:style-name="Table4.C2" office:value-type="string">
            <text:p text:style-name="P1"><text:bookmark-start text:name="Text15"/><text:text-input text:description="Text15">     </text:text-input><text:bookmark-end text:name="Text15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Telephone</text:p>
          </table:table-cell>
          <table:table-cell table:style-name="Table4.C2" office:value-type="string">
            <text:p text:style-name="P1"><text:bookmark-start text:name="Text16"/><text:text-input text:description="Text16">     </text:text-input><text:bookmark-end text:name="Text16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Mobile</text:p>
          </table:table-cell>
          <table:table-cell table:style-name="Table4.C2" office:value-type="string">
            <text:p text:style-name="P1"><text:bookmark-start text:name="Text17"/><text:text-input text:description="Text17">     </text:text-input><text:bookmark-end text:name="Text17"/>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">Email</text:p>
          </table:table-cell>
          <table:table-cell table:style-name="Table4.C8" office:value-type="string">
            <text:p text:style-name="P1"><text:bookmark-start text:name="Text18"/><text:text-input text:description="Text18">     </text:text-input><text:bookmark-end text:name="Text18"/>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1.1811in" fo:margin-left="0.9846in" fo:margin-right="0.98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atient Number</dc:title>
    <meta:initial-creator>Manoj Kumar</meta:initial-creator>
    <meta:creation-date>2012-08-23T12:16:00</meta:creation-date>
    <dc:creator>Windows User</dc:creator>
    <dc:date>2015-11-21T09:29:00</dc:date>
    <meta:editing-cycles>9</meta:editing-cycles>
    <meta:editing-duration>PT15M</meta:editing-duration>
    <meta:document-statistic meta:table-count="4" meta:image-count="0" meta:object-count="0" meta:page-count="1" meta:paragraph-count="42" meta:word-count="80" meta:character-count="381"/>
    <meta:generator>OpenOffice/4.1.3$Win32 OpenOffice.org_project/413m1$Build-9783</meta:generator>
  </office:meta>
</office:document-meta>
</file>